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certificat d’urbanisme n°2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certificat d’urbanisme n°2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3588695123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urbanEventObj.getLinkedInquiry().getInvestigationStart())</text:text-input><text:s/>au <text:text-input text:description="Date fin enquête">tool.formatDate(urbanEventObj.getLinkedInquiry().getInvestigationEnd(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<text:s/>de 10h00 à 12h00 à l’Administration Communale. <text:line-break/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certificat d’urbanisme n°2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certificat d’urbanisme n°2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3588695123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urbanEventObj.getLinkedInquiry().getInvestigationStart())</text:text-input><text:s/>au <text:text-input text:description="Date fin enquête">tool.formatDate(urbanEventObj.getLinkedInquiry().getInvestigationEnd(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<text:s/>de 10h00 à 12h00 à l’Administration Communale. <text:line-break/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certificat d’urbanisme n°2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certificat d’urbanisme n°2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3588695123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urbanEventObj.getLinkedInquiry().getInvestigationStart())</text:text-input><text:s/>au <text:text-input text:description="Date fin enquête">tool.formatDate(urbanEventObj.getLinkedInquiry().getInvestigationEnd(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<text:s/>de 10h00 à 12h00 à l’Administration Communale. <text:line-break/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certificat d’urbanisme n°2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certificat d’urbanisme n°2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3588695123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urbanEventObj.getLinkedInquiry().getInvestigationStart())</text:text-input><text:s/>au <text:text-input text:description="Date fin enquête">tool.formatDate(urbanEventObj.getLinkedInquiry().getInvestigationEnd(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<text:s/>de 10h00 à 12h00 à l’Administration Communale. <text:line-break/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3:03.731764407</dc:date>
    <dc:language>fr-FR</dc:language>
    <meta:editing-cycles>79</meta:editing-cycles>
    <meta:editing-duration>P1DT9H54M29S</meta:editing-duration>
    <meta:document-statistic meta:table-count="0" meta:image-count="0" meta:object-count="0" meta:page-count="2" meta:paragraph-count="20" meta:word-count="271" meta:character-count="2200" meta:non-whitespace-character-count="1979"/>
    <meta:user-defined meta:name="Info 1"/>
    <meta:user-defined meta:name="Info 2"/>
    <meta:user-defined meta:name="Info 3"/>
    <meta:user-defined meta:name="Info 4"/>
  </office:meta>
</office:document-meta>
</file>